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Tahoma1"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5.2083in"/>
        </style:tab-stops>
      </style:paragraph-properties>
    </style:style>
    <style:style style:name="P3" style:family="paragraph" style:parent-style-name="Standard">
      <style:paragraph-properties fo:text-align="justify" style:justify-single-word="false"/>
      <style:text-properties style:font-name="Arial" fo:font-size="14pt" style:font-name-asian="Arial1" style:font-size-asian="14pt" style:font-name-complex="Arial1" style:font-size-complex="14pt"/>
    </style:style>
    <style:style style:name="P4" style:family="paragraph" style:parent-style-name="Standard" style:list-style-name="WWNum1">
      <style:paragraph-properties fo:margin-left="0.5in" fo:margin-right="0in" fo:margin-top="0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5" style:family="paragraph" style:parent-style-name="Standard" style:list-style-name="WWNum1">
      <style:paragraph-properties fo:margin-left="0.5in" fo:margin-right="0in" fo:margin-top="0in" fo:margin-bottom="0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6" style:family="paragraph" style:parent-style-name="Standard">
      <style:paragraph-properties fo:margin-left="0.5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P7"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P8" style:family="paragraph" style:parent-style-name="Standard">
      <style:paragraph-properties fo:margin-left="0.5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P9" style:family="paragraph" style:parent-style-name="Standard">
      <style:paragraph-properties fo:margin-left="0.5in" fo:margin-right="0in" fo:margin-top="0in" fo:margin-bottom="0.139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P12" style:family="paragraph" style:parent-style-name="Standard" style:master-page-name="Standard">
      <style:paragraph-properties fo:text-align="center" style:justify-single-word="false" style:page-number="1"/>
    </style:style>
    <style:style style:name="T1" style:family="text">
      <style:text-properties fo:font-size="18pt" fo:font-weight="bold" style:font-size-asian="18pt" style:font-weight-asian="bold" style:font-size-complex="18pt" style:font-weight-complex="bold"/>
    </style:style>
    <style:style style:name="T2" style:family="text">
      <style:text-properties style:font-name="Arial" fo:font-size="14pt" style:font-name-asian="Arial1" style:font-size-asian="14pt" style:font-name-complex="Arial1" style:font-size-complex="14pt"/>
    </style:style>
    <style:style style:name="T3" style:family="text">
      <style:text-properties style:font-name="Arial" fo:font-size="14pt" fo:font-style="italic" style:font-name-asian="Arial1" style:font-size-asian="14pt" style:font-style-asian="italic" style:font-name-complex="Arial1" style:font-size-complex="14pt" style:font-style-complex="italic"/>
    </style:style>
    <style:style style:name="T4" style:family="text">
      <style:text-properties fo:color="#ff0000" style:font-name="Arial" fo:font-size="14pt" fo:font-style="italic" style:font-name-asian="Arial1" style:font-size-asian="14pt" style:font-style-asian="italic" style:font-name-complex="Arial1" style:font-size-complex="14pt" style:font-style-complex="italic"/>
    </style:style>
    <style:style style:name="T5" style:family="text">
      <style:text-properties fo:color="#000000" style:font-name="Arial" fo:font-size="14pt" fo:font-weight="bold" style:font-name-asian="Arial1" style:font-size-asian="14pt" style:font-weight-asian="bold" style:font-name-complex="Arial1" style:font-size-complex="14pt" style:font-weight-complex="bold"/>
    </style:style>
    <style:style style:name="T6" style:family="text">
      <style:text-properties fo:color="#000000" style:font-name="Arial" fo:font-size="14pt" style:font-name-asian="Arial1" style:font-size-asian="14pt" style:font-name-complex="Arial1" style:font-size-complex="14pt"/>
    </style:style>
    <style:style style:name="T7" style:family="text">
      <style:text-properties fo:font-variant="normal" fo:text-transform="none" fo:color="#00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4pt" fo:font-style="italic" style:text-underline-style="solid" style:text-underline-width="auto" style:text-underline-color="font-color" fo:font-weight="normal" style:font-name-asian="Arial1" style:font-size-asian="14pt" style:font-style-asian="italic" style:font-weight-asian="normal" style:font-name-complex="Arial1" style:font-size-complex="14pt" style:font-style-complex="italic" style:font-weight-complex="normal"/>
    </style:style>
    <style:style style:name="T9"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Payment policy</text:span></text:p>
      <text:p text:style-name="P1"><text:span text:style-name="T2">When parents register their children with Extra time, they will be asked which payment method and timescales will be more beneficial to them. We do this to work alongside the parents, to ensure that we do not send out bills unnecessarily, which may cause a problem for parents.</text:span></text:p>
      <text:p text:style-name="P1"><text:span text:style-name="T2">We offer payments weekly, fortnightly, monthly or half termly. In advance.</text:span></text:p>
      <text:p text:style-name="P1"><text:span text:style-name="T2">Payments can be made either via childcare voucher scheme, electronically or straight into our bank account via direct debit or standing order, of which we will provide the necessary details when registered.</text:span></text:p>
      <text:p text:style-name="P1"><text:span text:style-name="T2"><text:s/>(</text:span><text:span text:style-name="T4">we do NOT accept cash or cheques for payments</text:span><text:span text:style-name="T2">)</text:span></text:p>
      <text:p text:style-name="P1"><text:span text:style-name="T5">Bills sent out and how to pay</text:span><text:span text:style-name="T6">:</text:span></text:p>
      <text:list xml:id="list1913393620" text:style-name="WWNum1">
        <text:list-item>
          <text:p text:style-name="P4"><text:span text:style-name="T7">We only send out an invoice if you pay fortnightly, monthly or ½ termly. ( not for weekly payments unless parents request one) if any changes have been made to bookings or times scales, these will be noted on the invoice. Such as ‘</text:span><text:span text:style-name="T8">if a parents brings their children earlier than what they are booked in for, a change to the fees for that morning will be made, and a comment at the side of that weeks payment will make reference to the early drop off’</text:span></text:p>
        </text:list-item>
      </text:list>
      <text:p text:style-name="P6"/>
      <text:list xml:id="list131052547066441" text:continue-numbering="true" text:style-name="WWNum1">
        <text:list-item>
          <text:p text:style-name="P4"><text:span text:style-name="T7">If a payment has not been made by the date on the invoice, you will receive a reminder text message giving another date to pay by, approx 3 days, by which the payment must be paid or interest will be added at 3% per day, from the fourth day onwards until the outstanding balance is paid. </text:span></text:p>
        </text:list-item>
      </text:list>
      <text:p text:style-name="P7"/>
      <text:list xml:id="list131054009954077" text:continue-numbering="true" text:style-name="WWNum1">
        <text:list-item>
          <text:p text:style-name="P4"><text:span text:style-name="T7">Any amendments that have to be made (such as the closure of extra time for the bank holiday for the queens funeral) will be adjusted accordingly and will be shown in the next invoice to the parents, whether that is that months, on the month after, dependent on when/why <text:s/>the adjustments are made.</text:span></text:p>
        </text:list-item>
      </text:list>
      <text:p text:style-name="P8"/>
      <text:list xml:id="list131052441304805" text:continue-numbering="true" text:style-name="WWNum1">
        <text:list-item>
          <text:p text:style-name="P5"><text:span text:style-name="T7">The owner will monitor non payments: If the fees owed exceeds 6 weeks, she will contact the parents to arrange a meeting to arrange a payment plan to make the payments, if parents do not come in for the meeting, the owner will have no other option but to cancel all further bookings and will offer the place to parents on our waiting list, who require childcare and who are willing to pay for the service.</text:span></text:p>
        </text:list-item>
      </text:list>
      <text:p text:style-name="P9"/>
      <text:p text:style-name="P1"><text:span text:style-name="T2">The fees that are paid are our only source of income, which pay our overheads and wages. If parents don’t pay on time, the staff may not get paid on time. </text:span></text:p>
      <text:p text:style-name="P1"><text:span text:style-name="T2">We ask parents to confide in us if they are struggling to pay, and if they contact us straight away, Mandy Grosse (owner) will work out a payment structure that will be beneficial to both parties. </text:span></text:p>
      <text:p text:style-name="P1"><text:span text:style-name="T2">If payments are not paid regularly and on time, Extra time will take action to ensure all payments are made, which may also initiate a cancellation of bookings and further action being taken as we need to ensure that all of the childcare sessions which are booked, are paid for in full. </text:span></text:p>
      <text:p text:style-name="P1"><text:span text:style-name="T2">If ever we have to adhere to government guidance for any reason, (such as a pandemic) we may have to change our policy accordingly, but we will ensure that any changes will be fair changes, to sustain the business and work with parents at the same time</text:span></text:p>
      <text:p text:style-name="P1"><text:span text:style-name="T2">(</text:span><text:span text:style-name="T3">this policy was written alongside the cancellation policy</text:span><text:span text:style-name="T2">)</text:span></text:p>
      <text:p text:style-name="P3"/>
      <text:p text:style-name="P1"><text:span text:style-name="T2">This policy was written by: A. Grosse</text:span></text:p>
      <text:p text:style-name="P2"><text:span text:style-name="T2">Position in company: <text:s text:c="2"/>owner <text:s text:c="10"/>Date of review: September ‘25</text:span></text:p>
      <text:p text:style-name="Standard"><text:span text:style-name="T2">I the undersigned, am signing to say that I have reviewed this policy with the team, and will adhere to the policy at all times. </text:span></text:p>
      <text:p text:style-name="Standard"><text:span text:style-name="T2">A.Grosse:<text:tab/> <text:s text:c="46"/>Date:</text:span></text:p>
      <text:p text:style-name="Standard"><text:span text:style-name="T2">N.Walton: <text:tab/><text:tab/><text:tab/><text:tab/><text:tab/><text:tab/>Date:</text:span></text:p>
      <text:p text:style-name="Standard"><text:soft-page-break/><text:span text:style-name="T2">H.Bailey:<text:tab/><text:tab/><text:tab/><text:tab/><text:tab/><text:tab/>Date:</text:span></text:p>
      <text:p text:style-name="Standard"><text:span text:style-name="T2">T.Quinn:<text:tab/> <text:s text:c="46"/>Date:</text:span></text:p>
      <text:p text:style-name="Standard"><text:span text:style-name="T2">M.Wright:<text:tab/><text:tab/><text:tab/><text:tab/><text:tab/><text:tab/>Date:</text:span></text:p>
      <text:p text:style-name="Standard"><text:span text:style-name="T2">K.McGinty:<text:tab/><text:tab/><text:tab/><text:tab/><text:tab/><text:tab/>D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none" fo:country="non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none" fo:country="non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font-weight-complex="bold"/>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Header" style:family="paragraph" style:parent-style-name="normal"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normal"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Balloon_20_Text" style:display-name="Balloon Text" style:family="paragraph" style:parent-style-name="normal"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page-layout style:name="Mpm1">
      <style:page-layout-properties fo:page-width="8.2681in" fo:page-height="11.6929in" style:num-format="1" style:print-orientation="portrait" fo:margin-top="0.4917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page-layout>
  </office:automatic-styles>
  <office:master-styles>
    <style:master-page style:name="Standard" style:page-layout-name="Mpm1">
      <style:header>
        <text:p text:style-name="MP1"><text:span text:style-name="MT1">Policy and procedures for extra time <text:s/>out of school club <text:s/>reviewed September 2025</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10-08T18:45:00</meta:creation-date>
    <meta:initial-creator>Mandy</meta:initial-creator>
    <meta:document-statistic meta:table-count="0" meta:image-count="0" meta:object-count="0" meta:page-count="2" meta:paragraph-count="25" meta:word-count="624" meta:character-count="3566" meta:non-whitespace-character-count="2835"/>
    <meta:generator>LibreOfficeDev/6.0.5.2$Linux_X86_64 LibreOffice_project/</meta:generator>
  </office:meta>
</office:document-meta>
</file>